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InvoiceMacros.xml" manifest:media-type="text/xml"/>
  <manifest:file-entry manifest:full-path="Basic/Standard/script-lb.xml" manifest:media-type="text/xml"/>
  <manifest:file-entry manifest:full-path="Basic/script-lc.xml" manifest:media-type="text/xml"/>
  <manifest:file-entry manifest:full-path="Dialogs/Standard/dlgGetInvNum.xml" manifest:media-type="text/xml"/>
  <manifest:file-entry manifest:full-path="Dialogs/Standard/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2035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calculation-settings table:case-sensitive="false" table:automatic-find-labels="false" table:use-regular-expressions="false"/>
      <table:table table:name="Sheet2"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L0</text:p>
          </table:table-cell>
          <table:table-cell table:style-name="ce1" office:value-type="string" calcext:value-type="string">
            <text:p>W0</text:p>
          </table:table-cell>
          <table:table-cell table:style-name="ce1" office:value-type="string" calcext:value-type="string">
            <text:p>H0</text:p>
          </table:table-cell>
          <table:table-cell table:style-name="ce1" office:value-type="string" calcext:value-type="string">
            <text:p>L1</text:p>
          </table:table-cell>
          <table:table-cell table:style-name="ce1" office:value-type="string" calcext:value-type="string">
            <text:p>W1</text:p>
          </table:table-cell>
          <table:table-cell table:style-name="ce1" office:value-type="string" calcext:value-type="string">
            <text:p>H1</text:p>
          </table:table-cell>
          <table:table-cell table:style-name="ce1" office:value-type="string" calcext:value-type="string">
            <text:p>D</text:p>
          </table:table-cell>
          <table:table-cell table:style-name="ce1" office:value-type="string" calcext:value-type="string">
            <text:p>D Computed</text:p>
          </table:table-cell>
          <table:table-cell table:style-name="ce1" office:value-type="string" calcext:value-type="string">
            <text:p>Error</text:p>
          </table:table-cell>
          <table:table-cell table:style-name="ce1" table:number-columns-repeated="1015"/>
        </table:table-row>
        <table:table-row table:style-name="ro2">
          <table:table-cell office:value-type="float" office:value="3" calcext:value-type="float">
            <text:p>3</text:p>
          </table:table-cell>
          <table:table-cell office:value-type="float" office:value="4" calcext:value-type="float">
            <text:p>4</text:p>
          </table:table-cell>
          <table:table-cell office:value-type="float" office:value="7" calcext:value-type="float">
            <text:p>7</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4" calcext:value-type="float">
            <text:p>54</text:p>
          </table:table-cell>
          <table:table-cell table:formula="of:=([.A2]*[.B2]*[.C2])-([.D2]*[.E2]*[.F2])" office:value-type="float" office:value="54" calcext:value-type="float">
            <text:p>54</text:p>
          </table:table-cell>
          <table:table-cell table:formula="of:=ABS([.G2]-[.H2])" office:value-type="float" office:value="0" calcext:value-type="float">
            <text:p>0</text:p>
          </table:table-cell>
          <table:table-cell table:number-columns-repeated="1015"/>
        </table:table-row>
        <table:table-row table:style-name="ro1">
          <table:table-cell office:value-type="float" office:value="7" calcext:value-type="float">
            <text:p>7</text:p>
          </table:table-cell>
          <table:table-cell office:value-type="float" office:value="10" calcext:value-type="float">
            <text:p>10</text:p>
          </table:table-cell>
          <table:table-cell office:value-type="float" office:value="9" calcext:value-type="float">
            <text:p>9</text:p>
          </table:table-cell>
          <table:table-cell office:value-type="float" office:value="10" calcext:value-type="float">
            <text:p>10</text:p>
          </table:table-cell>
          <table:table-cell office:value-type="float" office:value="3" calcext:value-type="float">
            <text:p>3</text:p>
          </table:table-cell>
          <table:table-cell office:value-type="float" office:value="1" calcext:value-type="float">
            <text:p>1</text:p>
          </table:table-cell>
          <table:table-cell office:value-type="float" office:value="600" calcext:value-type="float">
            <text:p>600</text:p>
          </table:table-cell>
          <table:table-cell table:formula="of:=([.A3]*[.B3]*[.C3])-([.D3]*[.E3]*[.F3])" office:value-type="float" office:value="600" calcext:value-type="float">
            <text:p>600</text:p>
          </table:table-cell>
          <table:table-cell table:formula="of:=ABS([.G3]-[.H3])" office:value-type="float" office:value="0" calcext:value-type="float">
            <text:p>0</text:p>
          </table:table-cell>
          <table:table-cell table:number-columns-repeated="1015"/>
        </table:table-row>
        <table:table-row table:style-name="ro1">
          <table:table-cell office:value-type="float" office:value="10" calcext:value-type="float">
            <text:p>10</text:p>
          </table:table-cell>
          <table:table-cell office:value-type="float" office:value="9" calcext:value-type="float">
            <text:p>9</text:p>
          </table:table-cell>
          <table:table-cell office:value-type="float" office:value="4" calcext:value-type="float">
            <text:p>4</text:p>
          </table:table-cell>
          <table:table-cell office:value-type="float" office:value="8" calcext:value-type="float">
            <text:p>8</text:p>
          </table:table-cell>
          <table:table-cell office:value-type="float" office:value="1" calcext:value-type="float">
            <text:p>1</text:p>
          </table:table-cell>
          <table:table-cell office:value-type="float" office:value="6" calcext:value-type="float">
            <text:p>6</text:p>
          </table:table-cell>
          <table:table-cell office:value-type="float" office:value="312" calcext:value-type="float">
            <text:p>312</text:p>
          </table:table-cell>
          <table:table-cell table:formula="of:=([.A4]*[.B4]*[.C4])-([.D4]*[.E4]*[.F4])" office:value-type="float" office:value="312" calcext:value-type="float">
            <text:p>312</text:p>
          </table:table-cell>
          <table:table-cell table:formula="of:=ABS([.G4]-[.H4])" office:value-type="float" office:value="0" calcext:value-type="float">
            <text:p>0</text:p>
          </table:table-cell>
          <table:table-cell table:number-columns-repeated="1015"/>
        </table:table-row>
        <table:table-row table:style-name="ro1">
          <table:table-cell office:value-type="float" office:value="3" calcext:value-type="float">
            <text:p>3</text:p>
          </table:table-cell>
          <table:table-cell office:value-type="float" office:value="9" calcext:value-type="float">
            <text:p>9</text:p>
          </table:table-cell>
          <table:table-cell office:value-type="float" office:value="5" calcext:value-type="float">
            <text:p>5</text:p>
          </table:table-cell>
          <table:table-cell office:value-type="float" office:value="1" calcext:value-type="float">
            <text:p>1</text:p>
          </table:table-cell>
          <table:table-cell office:value-type="float" office:value="6" calcext:value-type="float">
            <text:p>6</text:p>
          </table:table-cell>
          <table:table-cell office:value-type="float" office:value="4" calcext:value-type="float">
            <text:p>4</text:p>
          </table:table-cell>
          <table:table-cell office:value-type="float" office:value="111" calcext:value-type="float">
            <text:p>111</text:p>
          </table:table-cell>
          <table:table-cell table:formula="of:=([.A5]*[.B5]*[.C5])-([.D5]*[.E5]*[.F5])" office:value-type="float" office:value="111" calcext:value-type="float">
            <text:p>111</text:p>
          </table:table-cell>
          <table:table-cell table:formula="of:=ABS([.G5]-[.H5])" office:value-type="float" office:value="0" calcext:value-type="float">
            <text:p>0</text:p>
          </table:table-cell>
          <table:table-cell table:number-columns-repeated="1015"/>
        </table:table-row>
        <table:table-row table:style-name="ro1">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7" calcext:value-type="float">
            <text:p>7</text:p>
          </table:table-cell>
          <table:table-cell office:value-type="float" office:value="6" calcext:value-type="float">
            <text:p>6</text:p>
          </table:table-cell>
          <table:table-cell office:value-type="float" office:value="1" calcext:value-type="float">
            <text:p>1</text:p>
          </table:table-cell>
          <table:table-cell office:value-type="float" office:value="-18" calcext:value-type="float">
            <text:p>-18</text:p>
          </table:table-cell>
          <table:table-cell table:formula="of:=([.A6]*[.B6]*[.C6])-([.D6]*[.E6]*[.F6])" office:value-type="float" office:value="-18" calcext:value-type="float">
            <text:p>-18</text:p>
          </table:table-cell>
          <table:table-cell table:formula="of:=ABS([.G6]-[.H6])" office:value-type="float" office:value="0" calcext:value-type="float">
            <text:p>0</text:p>
          </table:table-cell>
          <table:table-cell table:number-columns-repeated="1015"/>
        </table:table-row>
        <table:table-row table:style-name="ro1">
          <table:table-cell table:number-columns-repeated="2" office:value-type="float" office:value="3" calcext:value-type="float">
            <text:p>3</text:p>
          </table:table-cell>
          <table:table-cell office:value-type="float" office:value="1" calcext:value-type="float">
            <text:p>1</text:p>
          </table:table-cell>
          <table:table-cell office:value-type="float" office:value="9" calcext:value-type="float">
            <text:p>9</text:p>
          </table:table-cell>
          <table:table-cell office:value-type="float" office:value="5" calcext:value-type="float">
            <text:p>5</text:p>
          </table:table-cell>
          <table:table-cell office:value-type="float" office:value="4" calcext:value-type="float">
            <text:p>4</text:p>
          </table:table-cell>
          <table:table-cell office:value-type="float" office:value="-171" calcext:value-type="float">
            <text:p>-171</text:p>
          </table:table-cell>
          <table:table-cell table:formula="of:=([.A7]*[.B7]*[.C7])-([.D7]*[.E7]*[.F7])" office:value-type="float" office:value="-171" calcext:value-type="float">
            <text:p>-171</text:p>
          </table:table-cell>
          <table:table-cell table:formula="of:=ABS([.G7]-[.H7])" office:value-type="float" office:value="0" calcext:value-type="float">
            <text:p>0</text:p>
          </table:table-cell>
          <table:table-cell table:number-columns-repeated="1015"/>
        </table:table-row>
        <table:table-row table:style-name="ro1">
          <table:table-cell office:value-type="float" office:value="5" calcext:value-type="float">
            <text:p>5</text:p>
          </table:table-cell>
          <table:table-cell table:number-columns-repeated="2" office:value-type="float" office:value="9" calcext:value-type="float">
            <text:p>9</text:p>
          </table:table-cell>
          <table:table-cell office:value-type="float" office:value="1" calcext:value-type="float">
            <text:p>1</text:p>
          </table:table-cell>
          <table:table-cell office:value-type="float" office:value="7" calcext:value-type="float">
            <text:p>7</text:p>
          </table:table-cell>
          <table:table-cell office:value-type="float" office:value="6" calcext:value-type="float">
            <text:p>6</text:p>
          </table:table-cell>
          <table:table-cell office:value-type="float" office:value="363" calcext:value-type="float">
            <text:p>363</text:p>
          </table:table-cell>
          <table:table-cell table:formula="of:=([.A8]*[.B8]*[.C8])-([.D8]*[.E8]*[.F8])" office:value-type="float" office:value="363" calcext:value-type="float">
            <text:p>363</text:p>
          </table:table-cell>
          <table:table-cell table:formula="of:=ABS([.G8]-[.H8])" office:value-type="float" office:value="0" calcext:value-type="float">
            <text:p>0</text:p>
          </table:table-cell>
          <table:table-cell table:number-columns-repeated="1015"/>
        </table:table-row>
        <table:table-row table:style-name="ro1">
          <table:table-cell office:value-type="float" office:value="1" calcext:value-type="float">
            <text:p>1</text:p>
          </table:table-cell>
          <table:table-cell office:value-type="float" office:value="2" calcext:value-type="float">
            <text:p>2</text:p>
          </table:table-cell>
          <table:table-cell office:value-type="float" office:value="9" calcext:value-type="float">
            <text:p>9</text:p>
          </table:table-cell>
          <table:table-cell office:value-type="float" office:value="3" calcext:value-type="float">
            <text:p>3</text:p>
          </table:table-cell>
          <table:table-cell office:value-type="float" office:value="9" calcext:value-type="float">
            <text:p>9</text:p>
          </table:table-cell>
          <table:table-cell office:value-type="float" office:value="2" calcext:value-type="float">
            <text:p>2</text:p>
          </table:table-cell>
          <table:table-cell office:value-type="float" office:value="-36" calcext:value-type="float">
            <text:p>-36</text:p>
          </table:table-cell>
          <table:table-cell table:formula="of:=([.A9]*[.B9]*[.C9])-([.D9]*[.E9]*[.F9])" office:value-type="float" office:value="-36" calcext:value-type="float">
            <text:p>-36</text:p>
          </table:table-cell>
          <table:table-cell table:formula="of:=ABS([.G9]-[.H9])" office:value-type="float" office:value="0" calcext:value-type="float">
            <text:p>0</text:p>
          </table:table-cell>
          <table:table-cell table:number-columns-repeated="1015"/>
        </table:table-row>
        <table:table-row table:style-name="ro1">
          <table:table-cell office:value-type="float" office:value="2" calcext:value-type="float">
            <text:p>2</text:p>
          </table:table-cell>
          <table:table-cell office:value-type="float" office:value="6" calcext:value-type="float">
            <text:p>6</text:p>
          </table:table-cell>
          <table:table-cell office:value-type="float" office:value="8" calcext:value-type="float">
            <text:p>8</text:p>
          </table:table-cell>
          <table:table-cell office:value-type="float" office:value="2" calcext:value-type="float">
            <text:p>2</text:p>
          </table:table-cell>
          <table:table-cell office:value-type="float" office:value="6" calcext:value-type="float">
            <text:p>6</text:p>
          </table:table-cell>
          <table:table-cell office:value-type="float" office:value="10" calcext:value-type="float">
            <text:p>10</text:p>
          </table:table-cell>
          <table:table-cell office:value-type="float" office:value="-24" calcext:value-type="float">
            <text:p>-24</text:p>
          </table:table-cell>
          <table:table-cell table:formula="of:=([.A10]*[.B10]*[.C10])-([.D10]*[.E10]*[.F10])" office:value-type="float" office:value="-24" calcext:value-type="float">
            <text:p>-24</text:p>
          </table:table-cell>
          <table:table-cell table:formula="of:=ABS([.G10]-[.H10])" office:value-type="float" office:value="0" calcext:value-type="float">
            <text:p>0</text:p>
          </table:table-cell>
          <table:table-cell table:number-columns-repeated="1015"/>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10" calcext:value-type="float">
            <text:p>10</text:p>
          </table:table-cell>
          <table:table-cell office:value-type="float" office:value="7" calcext:value-type="float">
            <text:p>7</text:p>
          </table:table-cell>
          <table:table-cell office:value-type="float" office:value="5" calcext:value-type="float">
            <text:p>5</text:p>
          </table:table-cell>
          <table:table-cell office:value-type="float" office:value="1" calcext:value-type="float">
            <text:p>1</text:p>
          </table:table-cell>
          <table:table-cell office:value-type="float" office:value="45" calcext:value-type="float">
            <text:p>45</text:p>
          </table:table-cell>
          <table:table-cell table:formula="of:=([.A11]*[.B11]*[.C11])-([.D11]*[.E11]*[.F11])" office:value-type="float" office:value="45" calcext:value-type="float">
            <text:p>45</text:p>
          </table:table-cell>
          <table:table-cell table:formula="of:=ABS([.G11]-[.H11])" office:value-type="float" office:value="0" calcext:value-type="float">
            <text:p>0</text:p>
          </table:table-cell>
          <table:table-cell table:number-columns-repeated="101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0.4921in"/>
      <style:text-properties style:font-name="Nimbus Sans L"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currency-symbol number:language="en" number:country="CA">$</number:currency-symbol>
      <number:number number:decimal-places="2" number:min-decimal-places="2" number:min-integer-digits="1" number:grouping="true"/>
    </number:currency-style>
    <number:currency-style style:name="N122">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22P0"/>
    </number:currency-style>
    <number:number-style style:name="N124P0" style:volatile="true">
      <number:text>$</number:text>
      <number:number number:decimal-places="0" number:min-decimal-places="0" number:min-integer-digits="1" number:grouping="true"/>
      <number:text> </number:text>
    </number:number-style>
    <number:number-style style:name="N124">
      <number:text>($</number:text>
      <number:number number:decimal-places="0" number:min-decimal-places="0" number:min-integer-digits="1" number:grouping="true"/>
      <number:text>)</number:text>
      <style:map style:condition="value()&gt;=0" style:apply-style-name="N124P0"/>
    </number:number-style>
    <number:number-style style:name="N125P0" style:volatile="true">
      <number:text>$</number:text>
      <number:number number:decimal-places="0" number:min-decimal-places="0" number:min-integer-digits="1" number:grouping="true"/>
      <number:text> </number:text>
    </number:number-style>
    <number:number-style style:name="N125">
      <style:text-properties fo:color="#ff0000"/>
      <number:text>($</number:text>
      <number:number number:decimal-places="0" number:min-decimal-places="0" number:min-integer-digits="1" number:grouping="true"/>
      <number:text>)</number:text>
      <style:map style:condition="value()&gt;=0" style:apply-style-name="N125P0"/>
    </number:number-style>
    <number:number-style style:name="N127P0" style:volatile="true">
      <number:text>$</number:text>
      <number:number number:decimal-places="2" number:min-decimal-places="2" number:min-integer-digits="1" number:grouping="true"/>
      <number:text> </number:text>
    </number:number-style>
    <number:number-style style:name="N127">
      <number:text>($</number:text>
      <number:number number:decimal-places="2" number:min-decimal-places="2" number:min-integer-digits="1" number:grouping="true"/>
      <number:text>)</number:text>
      <style:map style:condition="value()&gt;=0" style:apply-style-name="N127P0"/>
    </number:number-style>
    <number:number-style style:name="N128P0" style:volatile="true">
      <number:text>$</number:text>
      <number:number number:decimal-places="2" number:min-decimal-places="2" number:min-integer-digits="1" number:grouping="true"/>
      <number:text> </number:text>
    </number:number-style>
    <number:number-style style:name="N128">
      <style:text-properties fo:color="#ff0000"/>
      <number:text>($</number:text>
      <number:number number:decimal-places="2" number:min-decimal-places="2" number:min-integer-digits="1" number:grouping="true"/>
      <number:text>)</number:text>
      <style:map style:condition="value()&gt;=0" style:apply-style-name="N128P0"/>
    </number:number-style>
    <number:number-style style:name="N129P0" style:volatile="true">
      <number:number number:decimal-places="0" number:min-decimal-places="0" number:min-integer-digits="1" number:grouping="true"/>
    </number:number-style>
    <number:number-style style:name="N129">
      <number:text>-</number:text>
      <number:number number:decimal-places="0" number:min-decimal-places="0" number:min-integer-digits="1" number:grouping="true"/>
      <style:map style:condition="value()&gt;=0" style:apply-style-name="N129P0"/>
    </number:number-style>
    <number:number-style style:name="N130P0" style:volatile="true">
      <number:number number:decimal-places="0" number:min-decimal-places="0" number:min-integer-digits="1" number:grouping="true"/>
    </number:number-style>
    <number:number-style style:name="N130">
      <style:text-properties fo:color="#ff0000"/>
      <number:text>-</number:text>
      <number:number number:decimal-places="0" number:min-decimal-places="0" number:min-integer-digits="1" number:grouping="true"/>
      <style:map style:condition="value()&gt;=0" style:apply-style-name="N130P0"/>
    </number:number-style>
    <number:number-style style:name="N131P0" style:volatile="true">
      <number:number number:decimal-places="2" number:min-decimal-places="2" number:min-integer-digits="1" number:grouping="true"/>
    </number:number-style>
    <number:number-style style:name="N131">
      <number:text>-</number:text>
      <number:number number:decimal-places="2" number:min-decimal-places="2" number:min-integer-digits="1" number:grouping="true"/>
      <style:map style:condition="value()&gt;=0" style:apply-style-name="N131P0"/>
    </number:number-style>
    <number:number-style style:name="N132P0" style:volatile="true">
      <number:number number:decimal-places="2" number:min-decimal-places="2" number:min-integer-digits="1" number:grouping="true"/>
    </number:number-style>
    <number:number-style style:name="N132">
      <style:text-properties fo:color="#ff0000"/>
      <number:text>-</number:text>
      <number:number number:decimal-places="2" number:min-decimal-places="2" number:min-integer-digits="1" number:grouping="true"/>
      <style:map style:condition="value()&gt;=0" style:apply-style-name="N132P0"/>
    </number:number-style>
    <number:number-style style:name="N136P0" style:volatile="true">
      <number:fill-character> </number:fill-character>
      <number:number number:decimal-places="0" number:min-decimal-places="0" number:min-integer-digits="1" number:grouping="true"/>
      <number:text> </number:text>
    </number:number-style>
    <number:number-style style:name="N136P1" style:volatile="true">
      <number:fill-character> </number:fill-character>
      <number:text>(</number:text>
      <number:number number:decimal-places="0" number:min-decimal-places="0" number:min-integer-digits="1" number:grouping="true"/>
      <number:text>)</number:text>
    </number:number-style>
    <number:number-style style:name="N136P2" style:volatile="true">
      <number:fill-character> </number:fill-character>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fill-character> </number:fill-character>
      <number:number number:decimal-places="2" number:min-decimal-places="2" number:min-integer-digits="1" number:grouping="true"/>
      <number:text> </number:text>
    </number:number-style>
    <number:number-style style:name="N140P1" style:volatile="true">
      <number:fill-character> </number:fill-character>
      <number:text>(</number:text>
      <number:number number:decimal-places="2" number:min-decimal-places="2" number:min-integer-digits="1" number:grouping="true"/>
      <number:text>)</number:text>
    </number:number-style>
    <number:number-style style:name="N140P2" style:volatile="true">
      <number:fill-character> </number:fill-character>
      <number:text>-</number:text>
      <number:number number:decimal-places="0" number:min-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title="User-defined">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decimal-places="1" number:min-integer-digits="3" number:min-exponent-digits="1" number:exponent-interval="3" number:forced-exponent-sign="true"/>
    </number:number-style>
    <number:number-style style:name="N146P0" style:volatile="true">
      <number:text>$</number:text>
      <number:number number:decimal-places="0" number:min-decimal-places="0" number:min-integer-digits="1" number:grouping="true"/>
    </number:number-style>
    <number:number-style style:name="N146">
      <number:text>-$</number:text>
      <number:number number:decimal-places="0" number:min-decimal-places="0" number:min-integer-digits="1" number:grouping="true"/>
      <style:map style:condition="value()&gt;=0" style:apply-style-name="N146P0"/>
    </number:number-style>
    <number:number-style style:name="N147P0" style:volatile="true">
      <number:text>$</number:text>
      <number:number number:decimal-places="0" number:min-decimal-places="0" number:min-integer-digits="1" number:grouping="true"/>
    </number:number-style>
    <number:number-style style:name="N147">
      <style:text-properties fo:color="#ff0000"/>
      <number:text>-$</number:text>
      <number:number number:decimal-places="0" number:min-decimal-places="0" number:min-integer-digits="1" number:grouping="true"/>
      <style:map style:condition="value()&gt;=0" style:apply-style-name="N147P0"/>
    </number:number-style>
    <number:number-style style:name="N148">
      <number:text>$</number:text>
      <number:number number:decimal-places="2" number:min-decimal-places="2" number:min-integer-digits="1" number:grouping="true"/>
    </number:number-style>
    <number:number-style style:name="N149P0" style:volatile="true">
      <number:text>$</number:text>
      <number:number number:decimal-places="2" number:min-decimal-places="2" number:min-integer-digits="1" number:grouping="true"/>
    </number:number-style>
    <number:number-style style:name="N149">
      <number:text>-$</number:text>
      <number:number number:decimal-places="2" number:min-decimal-places="2" number:min-integer-digits="1" number:grouping="true"/>
      <style:map style:condition="value()&gt;=0" style:apply-style-name="N149P0"/>
    </number:number-style>
    <number:number-style style:name="N150P0" style:volatile="true">
      <number:text>$</number:text>
      <number:number number:decimal-places="2" number:min-decimal-places="2" number:min-integer-digits="1" number:grouping="true"/>
    </number:number-style>
    <number:number-style style:name="N150">
      <style:text-properties fo:color="#ff0000"/>
      <number:text>-$</number:text>
      <number:number number:decimal-places="2" number:min-decimal-places="2" number:min-integer-digits="1" number:grouping="true"/>
      <style:map style:condition="value()&gt;=0" style:apply-style-name="N150P0"/>
    </number:number-style>
    <number:number-style style:name="N151P0" style:volatile="true">
      <number:fill-character> </number:fill-character>
      <number:number number:decimal-places="0" number:min-decimal-places="0" number:min-integer-digits="1" number:grouping="true"/>
      <number:text> </number:text>
    </number:number-style>
    <number:number-style style:name="N151P1" style:volatile="true">
      <number:fill-character> </number:fill-character>
      <number:number number:decimal-places="0" number:min-decimal-places="0" number:min-integer-digits="1" number:grouping="true"/>
      <number:text> </number:text>
    </number:number-style>
    <number:number-style style:name="N151P2" style:volatile="true">
      <number:fill-character> </number:fill-character>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2P0" style:volatile="true">
      <number:fill-character> </number:fill-character>
      <number:number number:decimal-places="2" number:min-decimal-places="2" number:min-integer-digits="1" number:grouping="true"/>
      <number:text> </number:text>
    </number:number-style>
    <number:number-style style:name="N152P1" style:volatile="true">
      <number:fill-character> </number:fill-character>
      <number:number number:decimal-places="2" number:min-decimal-places="2" number:min-integer-digits="1" number:grouping="true"/>
      <number:text> </number:text>
    </number:number-style>
    <number:number-style style:name="N152P2" style:volatile="true">
      <number:fill-character> </number:fill-character>
      <number:text>-</number:text>
      <number:number number:decimal-places="0" number: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text-style style:name="N153">
      <number:text-content/>
      <number:text>  </number:text>
    </number:text-style>
    <number:number-style style:name="N155P0" style:volatile="true">
      <number:fill-character> </number:fill-character>
      <number:number number:decimal-places="2" number:min-decimal-places="2" number:min-integer-digits="1" number:grouping="true"/>
      <number:text> </number:text>
    </number:number-style>
    <number:number-style style:name="N155P1" style:volatile="true">
      <number:fill-character> </number:fill-character>
      <number:text>(</number:text>
      <number:number number:decimal-places="2" number:min-decimal-places="2" number:min-integer-digits="1" number:grouping="true"/>
      <number:text>)</number:text>
    </number:number-style>
    <number:number-style style:name="N155P2" style:volatile="true">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min-integer-digits="1"/>
      <number:text> </number:text>
    </number:number-style>
    <number:date-style style:name="N10109" number:language="en" number:country="CA">
      <number:day number:style="long"/>
      <number:text>-</number:text>
      <number:month number:textual="true"/>
      <number:text>-</number:text>
      <number:year/>
    </number:date-style>
    <number:date-style style:name="N10110" number:language="en" number:country="CA">
      <number:day number:style="long"/>
      <number:text>-</number:text>
      <number:month number:textual="true"/>
    </number:date-style>
    <number:date-style style:name="N10111" number:language="en" number:country="CA">
      <number:month number:textual="true"/>
      <number:text>-</number:text>
      <number:year/>
    </number:date-style>
    <number:time-style style:name="N10112" number:language="en" number:country="CA">
      <number:hours/>
      <number:text>:</number:text>
      <number:minutes number:style="long"/>
      <number:text> </number:text>
      <number:am-pm/>
    </number:time-style>
    <number:time-style style:name="N10113" number:language="en" number:country="CA">
      <number:hours/>
      <number:text>:</number:text>
      <number:minutes number:style="long"/>
      <number:text>:</number:text>
      <number:seconds number:style="long"/>
      <number:text> </number:text>
      <number:am-pm/>
    </number:time-style>
    <number:time-style style:name="N10114" number:language="en" number:country="CA">
      <number:hours/>
      <number:text>:</number:text>
      <number:minutes number:style="long"/>
    </number:time-style>
    <number:time-style style:name="N10115" number:language="en" number:country="CA">
      <number:hours/>
      <number:text>:</number:text>
      <number:minutes number:style="long"/>
      <number:text>:</number:text>
      <number:seconds number:style="long"/>
    </number:time-style>
    <number:date-style style:name="N10116" number:language="en" number:country="CA">
      <number:day number:style="long"/>
      <number:text>-</number:text>
      <number:month number:style="long"/>
      <number:text>-</number:text>
      <number:year number:style="long"/>
      <number:text> </number:text>
      <number:hours/>
      <number:text>:</number:text>
      <number:minutes number:style="long"/>
    </number:date-style>
    <number:date-style style:name="N20121P0" style:volatile="true" number:language="en" number:country="US">
      <number:month number:style="long" number:textual="true"/>
      <number:text> </number:text>
      <number:day/>
      <number:text>, </number:text>
      <number:year number:style="long"/>
    </number:date-style>
    <number:text-style style:name="N20121" number:language="en" number:country="US">
      <number:text-content/>
      <style:map style:condition="value()&lt;=1.7976931348623157E+308" style:apply-style-name="N20121P0"/>
    </number:text-style>
    <style:style style:name="Default" style:family="table-cell">
      <style:table-cell-properties fo:padding="0.028in" style:rotation-align="none"/>
      <style:text-properties style:font-name="Arial" fo:font-family="Arial"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1" style:family="table-cell" style:parent-style-name="Heading">
      <style:table-cell-properties style:rotation-angle="90"/>
    </style:style>
    <style:style style:name="changeme" style:family="table-cell" style:parent-style-name="Default">
      <style:table-cell-properties fo:background-color="#ffcc0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5118in" fo:margin-bottom="0.5118in" fo:margin-left="0.5118in" fo:margin-right="0.5118in" style:shadow="none" fo:background-color="transparent" style:first-page-number="continue" style:scale-to="100%" style:table-centering="horizontal" style:writing-mode="lr-tb">
        <style:background-image/>
      </style:page-layout-properties>
      <style:header-style>
        <style:header-footer-properties fo:min-height="0.2in" fo:margin-left="0in" fo:margin-right="0in" fo:margin-bottom="0in"/>
      </style:header-style>
      <style:footer-style>
        <style:header-footer-properties fo:min-height="0.2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2">00/00/0000</text:date>, <text:time style:data-style-name="N2" text:time-value="16:44:51.707247896">00:00:00</text:time></text:p>
        </style:region-right>
      </style:header>
      <style:header-left style:display="false"/>
      <style:footer>
        <text:p>Page <text:page-number>1</text:page-number><text:s/>/ <text:page-count>99</text:page-count></text:p>
      </style:footer>
      <style:footer-left style:display="false"/>
    </style:master-page>
    <style:master-page style:name="PageStyle_5f_Simple_20_Invoice" style:display-name="PageStyle_Simple Invoic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2T16:44:56.536638223</meta:creation-date>
    <meta:generator>LibreOffice/7.0.6.2$Linux_X86_64 LibreOffice_project/00$Build-2</meta:generator>
    <meta:editing-duration>PT6M27S</meta:editing-duration>
    <meta:editing-cycles>2</meta:editing-cycles>
    <dc:title>clear</dc:title>
    <dc:date>2021-07-02T16:51:19.265559777</dc:date>
    <meta:document-statistic meta:table-count="1" meta:cell-count="99" meta:object-count="0"/>
    <meta:user-defined meta:name="_TemplateID">TC010184681033</meta:user-defined>
    <meta:template xlink:type="simple" xlink:actuate="onRequest" xlink:title="clear" xlink:href="../../../../../Templates/clear.ots" meta:date="2021-07-02T16:44:56.148225782"/>
  </office:meta>
</office:document-meta>
</file>

<file path=Basic/Standard/InvoiceMacros.xml><?xml version="1.0" encoding="utf-8"?>
<!DOCTYPE module  PUBLIC '-//OpenOffice.org//DTD OfficeDocument 1.0//EN'  'module.dtd'>
<script:module xmlns:script="http://openoffice.org/2000/script" script:name="InvoiceMacros" script:language="StarBasic">REM  *****  BASIC  *****

Option Explicit

Global giCurrentNewInvoiceNumber as Integer
Global gsCustAbbr as String

'Used to be defined here.. now visible in Spreadsheet and loaded in setGlobalVars() 
Dim goGetInvDialog as Object
Dim gCurrDate As Date
Dim gcInvCell as Object
Dim gcDateCell as Object
Dim gsOurAbbr as String  ' i.e. ACME
Dim gsNextInvoiceFilename  'i.e.   nextInvoice.txt
Dim gsBaseDir as String
Dim gsNextInvoiceFile as String


Function UserDir( baseDirURL ) as String
	Dim aService as Variant
	aService = CreateUnoService("com.sun.star.util.PathSubstitution") 
	UserDir = aService.substituteVariables(baseDirURL, true)
End Function

Function StartGetInvDialog(invNum) as Variant
	' Code for initiating and showing the dialog
	dim res, oTxtInvNum
	
    goGetInvDialog = LoadDialog("Standard", "dlgGetInvNum", DialogLibraries)
    oTxtInvNum = goGetInvDialog.GetControl("TextField1")
     oTxtInvNum.Text = invNum
    res = goGetInvDialog.Execute() 'res =0 for 'x' 1 for ok, 2 for cancel

    InvNum = goGetInvDialog.GetControl("TextField1").Text
    gsCustAbbr =  goGetInvDialog.GetControl("TextField2").Text
    
    if res &lt; 2 then 
    	StartGetInvDialog = Array( res,0,"" )
    else
    	StartGetInvDialog = Array( res, InvNum, gsCustAbbr)
    End If 
End Function



Sub endInvDialog()
    goGetInvDialog.endDialog(2)
End Sub

Sub cancelInvDialog()
    goGetInvDialog.endDialog(1)
End Sub



Sub InvDialogChanged()
Dim InvNum,filename

    InvNum = goGetInvDialog.GetControl("TextField1").Text
    gsCustAbbr =  goGetInvDialog.GetControl("TextField2").Text

	filename = AssembleSaveName( InvNum, gsCustAbbr, "" )
	

 	goGetInvDialog.GetControl("lblShowName").Text = filename
 	
End Sub


Function AssembleSaveNameWithPath( inum, custabbd, bump )
	AssembleSaveNameWithPath = gsBaseDir+"Invoices/"+AssembleSaveName( inum, gsCustAbbr, bump ) +  ".ods"
End Function

Function WildAssembleSaveNamePath( inum )
	WildAssembleSaveNamePath = gsBaseDir+"Invoices/"+AssembleSaveNameWild( inum ) +  ".ods"
End Function


Function AssembleSaveName( inum, gsCustAbbr, bump )

	AssembleSaveName = "Invoice" + inum + "-" + gsOurAbbr + "-" + gsCustAbbr + bump

End Function

Function AssembleSaveNameWild( inum )

	AssembleSaveNameWild = "Invoice" + inum + "-*"

End Function


Function CheckInvoiceNumberUsed(invoice) as Boolean
	Dim filenameWild as String
	filenameWild = WildAssembleSaveNamePath( invoice )

	if DIR(filenameWild) &lt;&gt; ""  then 
		CheckInvoiceNumberUsed =  True
	else
		CheckInvoiceNumberUsed = False
	endif

End Function

Function setGlobalVars()
	Dim sBaseURL as string
	dim debug as variant

	gcInvCell = ThisComponent.CurrentController.ActiveSheet.getCellRangeByName("InvoiceNumCell")
	gcDateCell = ThisComponent.CurrentController.ActiveSheet.getCellRangeByName("DateCell")

	
	gsOurAbbr = ThisComponent.CurrentController.ActiveSheet.getCellRangeByName("InvoiceAbbrCell").String
	gsNextInvoiceFilename =  ThisComponent.CurrentController.ActiveSheet.getCellRangeByName("StoreInvNumFileCell").String
	
	debug = ThisComponent.CurrentController.ActiveSheet.getCellRangeByName("BaseDirCell").String
	sBaseURL =  ThisComponent.CurrentController.ActiveSheet.getCellRangeByName("BaseDirCell").String
	
	gsBaseDir = UserDir(sBaseURL)
	gsNextInvoiceFile = gsBaseDir + gsNextInvoiceFilename
		
End Function


Sub DoNewInvoice

	GlobalScope.BasicLibraries.LoadLibrary("Tools")
	
	
	setGlobalVars()
	
	

	if gcInvCell.Value = 0 then
		gCurrDate = Date()
		Dim aNum as String
		Dim res as Variant
		aNum =  getNextInvoice(gsNextInvoiceFile) 
		res  = StartGetInvDialog(aNum)
		if res(0) &gt; 1 then 
			giCurrentNewInvoiceNumber = CInt( res(1) )
			gsCustAbbr = res(2)
			
			
			if ( CheckInvoiceNumberUsed( giCurrentNewInvoiceNumber ) ) then
				msgbox "WARNING - INVOICE " + giCurrentNewInvoiceNumber + " Already Exists ! Try again and manually enter a new invoice number."
				exit sub
			end if 
				
				
			
			if ( giCurrentNewInvoiceNumber &gt;= 0 ) then 
				gcInvCell.Value = giCurrentNewInvoiceNumber
				gcDateCell.Value = gCurrDate
				
		
				SaveODS()
				
				
				setNextInvoice( giCurrentNewInvoiceNumber + 1 )
			end if
		end if
		else
			msgbox "Warning! Please File-&gt;SAVE this version then delete invoice number and try again. Better yet; close and start from new."
	endif
End Sub


Function getNextInvoice(filename)
	Dim iNumber As Integer
	Dim sText As Variant ' Must be a variant
	getNextInvoice = 0	'default
	
	if FileExists( filename ) then
		iNumber = Freefile
    	Open filename For Input As iNumber
   		if Not EOF(iNumber) then
        	Line Input #iNumber, sText
        	If sText &lt;&gt;"" Then
           		getNextInvoice = CInt(sText)
        	End If
    	End if
    
    	Close #iNumber
    End if
    
End Function


Sub setNextInvoice( iNum as Integer )
	Dim iNumber As Integer    
    if FileExists(gsNextInvoiceFile)  then Kill gsNextInvoiceFile
    iNumber = Freefile

    Open gsNextInvoiceFile For Output As #iNumber
    Print #iNumber,iNum
   	Close #iNumber
End Sub




Function SaveODS
	Dim filename as String
	Dim bump as String
	dim try as Integer
	bump = ""
	



	' Shouldn't reach this unless user is trying to duplicate invoice number with same client abbreviation. 
	' At this point they've also already been warned that they are re-using an invoice number.
	For try = 1 to 10
	
		filename = AssembleSaveNameWithPath( giCurrentNewInvoiceNumber, gsCustAbbr, bump )
		




		if FileExists(filename)  then 
			bump = "("+try+")"
		else	
			ThisComponent.storeAsURL(filename,Array())
			Exit For
		endif
	Next try
	if try&gt;9 then
		 msgbox "Tried  10 times to save file but unable. Missing directory? Tried " + filename
	else if try&gt;1 then msgbox "File Already Existed. Saved as " + filename
	endif
	
End Function

sub ExportToPDF()

 Dim filename, pdfFileName as String
 Dim savePDF as Boolean
 Dim res as Integer
 setGlobalVars()

 filename = GetFileNameWithoutExtension(ThisComponent.getURL(), GetPathSeparator() )


 dim aMediaDescriptor(0) as new com.sun.star.beans.PropertyValue
 aMediaDescriptor(0).Name = "FilterName"
 aMediaDescriptor(0).Value = "calc_pdf_Export"



 pdfFileName = gsBaseDir+"PDFs/" + filename + ".pdf"

 savePDF = true

 if FileExists(pdfFileName)  then 
	res = MsgBox( pdfFileName + Chr$(13) +"Press OK to OVERWRITE!! "+Chr$(13) + "Press CANCEL to not do anything ", 1, "PDF file already exists."

	if ( res = 2) then SavePDF = false
 end if


 if ( savePDF) then
 	ThisComponent.storeToURL(pdfFileName , aMediaDescriptor())
 	msgbox "Saved PDF to: "+ gsBaseDir+"PDFs/" + filename + ".pdf"
 end if
end sub






Sub InsertAboveSubtotal

Dim Doc As Object
Dim oDoc as Object
Dim oSheet As Object
Dim NamedRange as Object
Dim oCellRange as Object
Dim oRangeAddress as Object
Dim RowIndex as Integer
Dim SheetNumber as Integer

        oDoc = ThisComponent
   
        'get named range:   
        NamedRange = ThisComponent.DatabaseRanges.getByName("aboveSubTotal")
        oCellRange = NamedRange.ReferredCells

        'get row index of the named cell (or the first cell of the named cellrange)
        RowIndex = oCellRange.getCellByPosition(0,0).getCellAddress().Row 

        'get number of the sheet of the named cell (or cellrange):
        oRangeAddress = oCellRange.RangeAddress
        SheetNumber = oRangeAddress.Sheet

        'get sheet:   
        oSheet = oDoc.Sheets(SheetNumber)
   
       'insert a row:
   oSheet.Rows.insertByIndex(RowIndex,1)

End Sub

Sub checkModifier
	var c
	if (Control.ModifierKeys = Keys.Shift) then
	
		msgbox "check returned:" + c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Invoic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lgGetInvNum"/>
</library:library>
</file>

<file path=Dialogs/Standard/dlgGetInvNum.xml><?xml version="1.0" encoding="utf-8"?>
<!DOCTYPE window  PUBLIC '-//OpenOffice.org//DTD OfficeDocument 1.0//EN'  'dialog.dtd'>
<dlg:window xmlns:dlg="http://openoffice.org/2000/dialog" xmlns:script="http://openoffice.org/2000/script" dlg:style-id="3" dlg:id="dlgGetInvNum" dlg:left="64" dlg:top="140" dlg:width="161" dlg:height="101" dlg:closeable="true" dlg:moveable="true">
  <dlg:styles>
    <dlg:style dlg:style-id="0" dlg:background-color="0xeeeeee" dlg:font-height="20"/>
    <dlg:style dlg:style-id="1" dlg:font-height="22"/>
    <dlg:style dlg:style-id="2" dlg:background-color="0xeeeeee" dlg:font-height="14"/>
    <dlg:style dlg:style-id="3" dlg:background-color="0xeeeeee"/>
  </dlg:styles>
  <dlg:bulletinboard>
    <dlg:text dlg:style-id="0" dlg:id="Label1" dlg:tab-index="0" dlg:left="3" dlg:top="6" dlg:width="94" dlg:height="19" dlg:value="Invoice Number:" dlg:align="right"/>
    <dlg:textfield dlg:style-id="1" dlg:id="TextField1" dlg:tab-index="3" dlg:left="101" dlg:top="6" dlg:width="54" dlg:height="17" dlg:maxlength="-1" dlg:value="5000">
      <script:event script:event-name="on-textchange" script:macro-name="vnd.sun.star.script:Standard.InvoiceMacros.InvDialogChanged?language=Basic&amp;location=document" script:language="Script"/>
    </dlg:textfield>
    <dlg:button dlg:id="CommandButton1" dlg:tab-index="2" dlg:left="127" dlg:top="85" dlg:width="34" dlg:height="15" dlg:value="OK">
      <script:event script:event-name="on-performaction" script:macro-name="vnd.sun.star.script:Standard.InvoiceMacros.endInvDialog?language=Basic&amp;location=document" script:language="Script"/>
    </dlg:button>
    <dlg:text dlg:style-id="2" dlg:id="Label2" dlg:tab-index="4" dlg:left="3" dlg:top="29" dlg:width="89" dlg:height="19" dlg:value="Customer Abbreviation:" dlg:align="right" dlg:valign="center"/>
    <dlg:textfield dlg:style-id="1" dlg:id="TextField2" dlg:tab-index="1" dlg:left="98" dlg:top="33" dlg:width="58" dlg:height="17" dlg:maxlength="-1">
      <script:event script:event-name="on-textchange" script:macro-name="vnd.sun.star.script:Standard.InvoiceMacros.InvDialogChanged?language=Basic&amp;location=document" script:language="Script"/>
    </dlg:textfield>
    <dlg:text dlg:style-id="3" dlg:id="lblShowName" dlg:tab-index="5" dlg:left="4" dlg:top="63" dlg:width="153" dlg:height="15" dlg:align="center" dlg:valign="center"/>
    <dlg:titledbox dlg:id="FrameControl1" dlg:tab-index="6" dlg:left="3" dlg:top="54" dlg:width="156" dlg:height="29">
      <dlg:title dlg:value="Resulting filename:"/>
    </dlg:titledbox>
    <dlg:button dlg:id="btnCancel" dlg:tab-index="7" dlg:left="3" dlg:top="86" dlg:width="47" dlg:height="13" dlg:value="Cancel">
      <script:event script:event-name="on-performaction" script:macro-name="vnd.sun.star.script:Standard.InvoiceMacros.cancelInvDialog?language=Basic&amp;location=document" script:language="Script"/>
    </dlg:button>
  </dlg:bulletinboard>
</dlg:window>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